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opacity="100%" draw:textarea-horizontal-align="justify" draw:textarea-vertical-align="top" draw:auto-grow-height="false" fo:min-height="11.18cm" fo:min-width="18.423cm"/>
    </style:style>
    <style:style style:name="gr2" style:family="graphic" style:parent-style-name="standard">
      <style:graphic-properties draw:textarea-horizontal-align="justify" draw:textarea-vertical-align="middle" draw:auto-grow-height="false" fo:min-height="3.814cm" fo:min-width="4.326cm"/>
    </style:style>
    <style:style style:name="gr3" style:family="graphic" style:parent-style-name="standard">
      <style:graphic-properties draw:fill-color="#65c295" draw:textarea-horizontal-align="justify" draw:textarea-vertical-align="middle" draw:auto-grow-height="false" fo:min-height="3.941cm" fo:min-width="4.834cm"/>
    </style:style>
    <style:style style:name="gr4" style:family="graphic" style:parent-style-name="standard">
      <style:graphic-properties draw:textarea-horizontal-align="justify" draw:textarea-vertical-align="middle" draw:auto-grow-height="false" fo:min-height="3.941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0.009cm"/>
    </style:style>
    <style:style style:name="gr6" style:family="graphic" style:parent-style-name="standard">
      <style:graphic-properties draw:textarea-horizontal-align="justify" draw:textarea-vertical-align="middle" draw:auto-grow-height="false" fo:min-height="0.195cm" fo:min-width="0.213cm"/>
    </style:style>
    <style:style style:name="gr7" style:family="graphic" style:parent-style-name="standard">
      <style:graphic-properties draw:fill-color="#c2e0ae" draw:textarea-horizontal-align="justify" draw:textarea-vertical-align="top" draw:auto-grow-height="false" fo:min-height="0.739cm" fo:min-width="2.374cm"/>
    </style:style>
    <style:style style:name="gr8" style:family="graphic" style:parent-style-name="standard">
      <style:graphic-properties svg:stroke-color="#0066b3" draw:fill-color="#dddddd" draw:textarea-horizontal-align="justify" draw:textarea-vertical-align="middle" draw:auto-grow-height="false" fo:min-height="2.671cm" fo:min-width="9.533cm"/>
    </style:style>
    <style:style style:name="gr9" style:family="graphic" style:parent-style-name="standard">
      <style:graphic-properties draw:textarea-horizontal-align="justify" draw:textarea-vertical-align="middle" draw:auto-grow-height="false" fo:min-height="4.83cm" fo:min-width="10.422cm"/>
    </style:style>
    <style:style style:name="gr10" style:family="graphic" style:parent-style-name="standard">
      <style:graphic-properties draw:textarea-horizontal-align="justify" draw:textarea-vertical-align="middle" draw:auto-grow-height="false" fo:min-height="23.372cm" fo:min-width="2.04cm"/>
    </style:style>
    <style:style style:name="gr11" style:family="graphic" style:parent-style-name="standard">
      <style:graphic-properties draw:fill-color="#f58220" draw:textarea-horizontal-align="justify" draw:textarea-vertical-align="middle" draw:auto-grow-height="false" fo:min-height="0.893cm" fo:min-width="5.342cm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10.549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.278cm"/>
    </style:style>
    <style:style style:name="gr14" style:family="graphic" style:parent-style-name="standard">
      <style:graphic-properties draw:textarea-horizontal-align="justify" draw:textarea-vertical-align="middle" draw:auto-grow-height="false" fo:min-height="22.864cm" fo:min-width="1.913cm"/>
    </style:style>
    <style:style style:name="gr15" style:family="graphic" style:parent-style-name="standard">
      <style:graphic-properties draw:textarea-horizontal-align="justify" draw:textarea-vertical-align="middle" draw:auto-grow-height="false" fo:min-height="0.132cm" fo:min-width="0.21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0.39cm"/>
    </style:style>
    <style:style style:name="gr18" style:family="graphic" style:parent-style-name="standard" style:list-style-name="L2">
      <style:graphic-properties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0" style:family="graphic" style:parent-style-name="standard">
      <style:graphic-properties draw:textarea-horizontal-align="justify" draw:textarea-vertical-align="middle" draw:auto-grow-height="false" fo:min-height="0.132cm" fo:min-width="0.722cm"/>
    </style:style>
    <style:style style:name="gr21" style:family="graphic" style:parent-style-name="standard">
      <style:graphic-properties draw:textarea-horizontal-align="justify" draw:textarea-vertical-align="middle" draw:auto-grow-height="false" fo:min-height="0.004cm" fo:min-width="0.112cm"/>
    </style:style>
    <style:style style:name="gr22" style:family="graphic" style:parent-style-name="standard">
      <style:graphic-properties draw:textarea-horizontal-align="justify" draw:textarea-vertical-align="middle" draw:auto-grow-height="false" fo:min-height="1.782cm" fo:min-width="8.009cm"/>
    </style:style>
    <style:style style:name="gr23" style:family="graphic" style:parent-style-name="standard">
      <style:graphic-properties draw:textarea-horizontal-align="justify" draw:textarea-vertical-align="middle" draw:auto-grow-height="false" fo:min-height="1.909cm" fo:min-width="6.739cm"/>
    </style:style>
    <style:style style:name="gr24" style:family="graphic" style:parent-style-name="standard">
      <style:graphic-properties draw:textarea-horizontal-align="justify" draw:textarea-vertical-align="middle" draw:auto-grow-height="false" fo:min-height="0.068cm" fo:min-width="0.417cm"/>
    </style:style>
    <style:style style:name="gr25" style:family="graphic" style:parent-style-name="standard">
      <style:graphic-properties draw:textarea-horizontal-align="justify" draw:textarea-vertical-align="middle" draw:auto-grow-height="false" fo:min-height="0.195cm" fo:min-width="0.619cm"/>
    </style:style>
    <style:style style:name="gr26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27" style:family="graphic" style:parent-style-name="standard">
      <style:graphic-properties draw:textarea-horizontal-align="justify" draw:textarea-vertical-align="middle" draw:auto-grow-height="false" fo:min-height="0.004cm" fo:min-width="0.057cm"/>
    </style:style>
    <style:style style:name="gr28" style:family="graphic" style:parent-style-name="standard">
      <style:graphic-properties draw:textarea-horizontal-align="justify" draw:textarea-vertical-align="middle" draw:auto-grow-height="false" fo:min-height="0.004cm" fo:min-width="0.724cm"/>
    </style:style>
    <style:style style:name="gr29" style:family="graphic" style:parent-style-name="standard">
      <style:graphic-properties draw:textarea-horizontal-align="justify" draw:textarea-vertical-align="middle" draw:auto-grow-height="false" fo:min-height="0.068cm" fo:min-width="0.39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401cm" fo:min-width="6.231cm"/>
    </style:style>
    <style:style style:name="P1" style:family="paragraph">
      <style:paragraph-properties fo:text-align="start"/>
      <style:text-properties style:text-underline-style="solid" style:text-underline-width="auto" style:text-underline-color="font-color"/>
    </style:style>
    <style:style style:name="P2" style:family="paragraph">
      <loext:graphic-properties draw:fill-color="#eeeeee" draw:opacity="100%"/>
      <style:paragraph-properties fo:text-align="start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65c295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-color="#c2e0ae"/>
      <style:paragraph-properties fo:text-align="center"/>
    </style:style>
    <style:style style:name="P7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f58220"/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923cm" svg:height="11.43cm" svg:x="1.508cm" svg:y="7.35cm">
          <text:p text:style-name="P1">SUPPLY CHAI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26cm" svg:height="4.064cm" svg:x="1.889cm" svg:y="11.033cm">
          <text:p text:style-name="P3"><text:span text:style-name="T1">Proyeccion </text:span></text:p>
          <text:p text:style-name="P3"><text:span text:style-name="T1">De</text:span></text:p>
          <text:p text:style-name="P3"><text:span text:style-name="T1">vent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334cm" svg:height="4.191cm" svg:x="8.366cm" svg:y="10.906cm">
          <text:p text:style-name="P3"><text:span text:style-name="T1">Calc</text:span><text:span text:style-name="T1">ulo </text:span><text:span text:style-name="T1">de </text:span><text:span text:style-name="T1">com</text:span><text:span text:style-name="T1">pr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318cm" svg:height="4.191cm" svg:x="15.478cm" svg:y="10.779cm">
          <text:p text:style-name="P3"><text:span text:style-name="T1">Distribucion</text:span></text:p>
          <text:p text:style-name="P3"><text:span text:style-name="T1">De compr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1.016cm" svg:x="7.223cm" svg:y="12.55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layout" svg:width="0.889cm" svg:height="0.889cm" svg:x="14.208cm" svg:y="12.6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7" draw:text-style-name="P6" draw:layer="layout" svg:width="4.064cm" svg:height="1.397cm" svg:x="8.62cm" svg:y="1.127cm">
          <text:p text:style-name="P5"><text:span text:style-name="T2">Seleccion de </text:span></text:p>
          <text:p text:style-name="P5"><text:span text:style-name="T2">articulo</text:span></text:p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0.033cm" svg:height="2.921cm" svg:x="5.445cm" svg:y="3.159cm">
          <text:p text:style-name="P5"><text:span text:style-name="T3">Validaciones:</text:span></text:p>
          <text:p text:style-name="P5"><text:span text:style-name="T3">El articulo se resurte</text:span></text:p>
          <text:p text:style-name="P5"><text:span text:style-name="T3">El articulo tiene proyeccion de venta</text:span></text:p>
          <text:p text:style-name="P5"><text:span text:style-name="T3">El articulo tiene desviacion permitida venta vs proyeccion</text:span></text:p>
          <text:p text:style-name="P5"><text:span text:style-name="T3">El articulo tiene pedidos atrasados mayores a lo permitido</text:span></text:p>
          <text:p text:style-name="P5"><text:span text:style-name="T3">El articulo se esta recibiend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2" draw:id="id2" draw:layer="layout" svg:width="10.922cm" svg:height="5.08cm" svg:x="5.191cm" svg:y="8.493cm">
          <text:p text:style-name="P5"><text:span text:style-name="T1">Este </text:span><text:span text:style-name="T1">proceso </text:span><text:span text:style-name="T1">tiene 4 </text:span><text:span text:style-name="T1">subproces</text:span><text:span text:style-name="T1">os:</text:span></text:p>
          <text:p text:style-name="P5"><text:span text:style-name="T1">1.- calculo </text:span><text:span text:style-name="T1">del </text:span><text:span text:style-name="T1">consumo </text:span><text:span text:style-name="T1">en base al </text:span><text:span text:style-name="T1">pronostico </text:span><text:span text:style-name="T1">y</text:span></text:p>
          <text:p text:style-name="P5"><text:span text:style-name="T1"><text:s/></text:span><text:span text:style-name="T1">conceptos </text:span><text:span text:style-name="T1">de entrada</text:span></text:p>
          <text:p text:style-name="P5"><text:span text:style-name="T1">2.-</text:span><text:span text:style-name="T1">propuesta </text:span><text:span text:style-name="T1">de compra </text:span><text:span text:style-name="T1">sin </text:span><text:span text:style-name="T1">restriccion</text:span><text:span text:style-name="T1">es</text:span></text:p>
          <text:p text:style-name="P5"><text:span text:style-name="T1">3.-</text:span><text:span text:style-name="T1">propuesta </text:span><text:span text:style-name="T1">con </text:span><text:span text:style-name="T1">restriccion</text:span><text:span text:style-name="T1">es</text:span></text:p>
          <text:p text:style-name="P5"><text:span text:style-name="T1">4.- edicion </text:span><text:span text:style-name="T1">de fechas </text:span><text:span text:style-name="T1">cantidade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4cm" svg:height="23.622cm" svg:x="1.381cm" svg:y="3.032cm">
          <text:p text:style-name="P5"><text:span text:style-name="T4">Log </text:span><text:span text:style-name="T4">de</text:span></text:p>
          <text:p text:style-name="P5"><text:span text:style-name="T4">Me</text:span><text:span text:style-name="T4">nsa</text:span><text:span text:style-name="T4">jes </text:span></text:p>
          <text:p text:style-name="P5"><text:span text:style-name="T4">Tipi</text:span><text:span text:style-name="T4">fica</text:span><text:span text:style-name="T4">do</text:span></text:p>
          <text:p text:style-name="P5"><text:span text:style-name="T4">Por </text:span></text:p>
          <text:p text:style-name="P5"><text:span text:style-name="T4">Eta</text:span><text:span text:style-name="T4">pas</text:span></text:p>
          <text:p text:style-name="P5"><text:span text:style-name="T4">Y</text:span></text:p>
          <text:p text:style-name="P5"><text:span text:style-name="T4">Tip</text:span><text:span text:style-name="T4">o</text:span></text:p>
          <text:p text:style-name="P5"><text:span text:style-name="T4">(ex</text:span><text:span text:style-name="T4">cep</text:span><text:span text:style-name="T4">cio</text:span><text:span text:style-name="T4">n,</text:span></text:p>
          <text:p text:style-name="P5"><text:span text:style-name="T4">Me</text:span><text:span text:style-name="T4">nsa</text:span><text:span text:style-name="T4">je,</text:span></text:p>
          <text:p text:style-name="P5"><text:span text:style-name="T4">Wa</text:span><text:span text:style-name="T4">rni</text:span><text:span text:style-name="T4">ng,</text:span></text:p>
          <text:p text:style-name="P5"><text:span text:style-name="T4">Ale</text:span><text:span text:style-name="T4">rt</text:span><text:span text:style-name="T4">…)</text:span></text:p>
          <text:p text:style-name="P5"><text:span text:style-name="T4"/></text:p>
          <text:p text:style-name="P5"><text:span text:style-name="T4">Not</text:span><text:span text:style-name="T4">a:</text:span></text:p>
          <text:p text:style-name="P5"><text:span text:style-name="T4">Am</text:span><text:span text:style-name="T4">bito </text:span></text:p>
          <text:p text:style-name="P5"><text:span text:style-name="T4">te</text:span><text:span text:style-name="T4">mp</text:span><text:span text:style-name="T4">ora</text:span><text:span text:style-name="T4">l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" draw:id="id1" draw:layer="layout" svg:width="5.842cm" svg:height="1.143cm" svg:x="8.493cm" svg:y="16.113cm">
          <text:p text:style-name="P5"><text:span text:style-name="T1">Edicion de fechas -</text:span><text:span text:style-name="T1">tallas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049cm" svg:height="2.54cm" svg:x="5.445cm" svg:y="18.399cm">
          <text:p text:style-name="P5"><text:span text:style-name="T1">Validacion de </text:span><text:span text:style-name="T1">capacidad de </text:span><text:span text:style-name="T1">produccion</text:span></text:p>
          <text:p text:style-name="P5"><text:span text:style-name="T1">Minima y maxima, </text:span><text:span text:style-name="T1">periodos </text:span><text:span text:style-name="T1">vacacionalesc</text:span></text:p>
          <text:p text:style-name="P5"><text:span text:style-name="T1">Del proveedor o </text:span><text:span text:style-name="T1">transportista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889cm" svg:height="0.381cm" svg:x="4.175cm" svg:y="4.3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0" draw:layer="layout" svg:width="2.413cm" svg:height="23.114cm" svg:x="17.891cm" svg:y="3.159cm">
          <text:p text:style-name="P5"><text:span text:style-name="T2">L</text:span><text:span text:style-name="T2">e</text:span><text:span text:style-name="T2">c</text:span><text:span text:style-name="T2">t</text:span><text:span text:style-name="T2">u</text:span><text:span text:style-name="T2">r</text:span><text:span text:style-name="T2">a</text:span></text:p>
          <text:p text:style-name="P5"><text:span text:style-name="T2">D</text:span><text:span text:style-name="T2">e</text:span></text:p>
          <text:p text:style-name="P5"><text:span text:style-name="T2">R</text:span><text:span text:style-name="T2">e</text:span><text:span text:style-name="T2">g</text:span><text:span text:style-name="T2">l</text:span><text:span text:style-name="T2">a</text:span><text:span text:style-name="T2">s</text:span></text:p>
          <text:p text:style-name="P5"><text:span text:style-name="T2">D</text:span><text:span text:style-name="T2">i</text:span><text:span text:style-name="T2">n</text:span><text:span text:style-name="T2">a</text:span><text:span text:style-name="T2">m</text:span><text:span text:style-name="T2">i</text:span><text:span text:style-name="T2">c</text:span><text:span text:style-name="T2">a</text:span><text:span text:style-name="T2">s</text:span></text:p>
          <text:p text:style-name="P5"><text:span text:style-name="T2">P</text:span><text:span text:style-name="T2">o</text:span><text:span text:style-name="T2">r </text:span><text:span text:style-name="T2">n</text:span><text:span text:style-name="T2">i</text:span><text:span text:style-name="T2">v</text:span><text:span text:style-name="T2">e</text:span><text:span text:style-name="T2">l</text:span></text:p>
          <text:p text:style-name="P5"><text:span text:style-name="T2">D</text:span><text:span text:style-name="T2">e </text:span><text:span text:style-name="T2">e</text:span><text:span text:style-name="T2">j</text:span><text:span text:style-name="T2">e</text:span><text:span text:style-name="T2">c</text:span><text:span text:style-name="T2">u</text:span><text:span text:style-name="T2">c</text:span><text:span text:style-name="T2">i</text:span><text:span text:style-name="T2">o</text:span><text:span text:style-name="T2">n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889cm" svg:height="0.762cm" svg:x="15.859cm" svg:y="4.04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6" draw:text-style-name="P11" draw:layer="layout" svg:x1="10.652cm" svg:y1="2.524cm" svg:x2="10.652cm" svg:y2="3.286cm">
          <text:p/>
        </draw:line>
        <draw:custom-shape draw:style-name="gr17" draw:text-style-name="P12" draw:layer="layout" svg:width="1.778cm" svg:height="1.524cm" svg:x="9.509cm" svg:y="6.588cm">
          <text:p text:style-name="P5"><text:span text:style-name="T5">sig</text:span><text:span text:style-name="T5">ue</text:span><text:span text:style-name="T5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11" draw:layer="layout" svg:x1="10.398cm" svg:y1="5.826cm" svg:x2="10.398cm" svg:y2="6.842cm">
          <text:p/>
        </draw:line>
        <draw:connector draw:style-name="gr18" draw:text-style-name="P3" draw:layer="layout" svg:x1="8.493cm" svg:y1="16.684cm" svg:x2="5.191cm" svg:y2="11.033cm" draw:start-shape="id1" draw:end-shape="id2" draw:end-glue-point="3" svg:d="M8493 16684h-3803v-5651h501" svg:viewBox="0 0 3804 5652">
          <text:list text:style-name="L2">
            <text:list-item>
              <text:p text:style-name="P5"><text:span text:style-name="T1">Proceso iterativo</text:span></text:p>
            </text:list-item>
          </text:list>
        </draw:connector>
        <draw:custom-shape draw:style-name="gr19" draw:text-style-name="P5" draw:layer="layout" svg:width="1.016cm" svg:height="0.762cm" svg:x="16.494cm" svg:y="10.3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6" draw:text-style-name="P11" draw:layer="layout" svg:x1="10.398cm" svg:y1="7.985cm" svg:x2="10.398cm" svg:y2="8.62cm">
          <text:p/>
        </draw:line>
        <draw:line draw:style-name="gr16" draw:text-style-name="P11" draw:layer="layout" svg:x1="9.636cm" svg:y1="7.35cm" svg:x2="3.794cm" svg:y2="7.35cm">
          <text:p/>
        </draw:line>
        <draw:line draw:style-name="gr16" draw:text-style-name="P11" draw:layer="layout" svg:x1="15.224cm" svg:y1="13.319cm" svg:x2="15.224cm" svg:y2="18.78cm">
          <text:p/>
        </draw:line>
        <draw:custom-shape draw:style-name="gr20" draw:text-style-name="P5" draw:layer="layout" svg:width="1.524cm" svg:height="0.762cm" svg:x="15.732cm" svg:y="16.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5" draw:layer="layout" svg:width="0.762cm" svg:height="0.508cm" svg:x="16.875cm" svg:y="19.28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3" draw:layer="layout" svg:width="8.509cm" svg:height="2.032cm" svg:x="6.842cm" svg:y="21.574cm">
          <text:p text:style-name="P5"><text:span text:style-name="T1">Validacion </text:span><text:span text:style-name="T1">opcional</text:span></text:p>
          <text:p text:style-name="P5"><text:span text:style-name="T1">De </text:span><text:span text:style-name="T1">capacidad </text:span><text:span text:style-name="T1">de </text:span></text:p>
          <text:p text:style-name="P5"><text:span text:style-name="T1">almacena</text:span><text:span text:style-name="T1">miento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1.287cm" svg:y1="20.939cm" svg:x2="11.287cm" svg:y2="21.828cm">
          <text:p/>
        </draw:line>
        <draw:custom-shape draw:style-name="gr23" draw:text-style-name="P8" draw:layer="layout" svg:width="7.239cm" svg:height="2.159cm" svg:x="7.858cm" svg:y="24.241cm">
          <text:p text:style-name="P5"><text:span text:style-name="T4">G</text:span><text:span text:style-name="T4">u</text:span><text:span text:style-name="T4">a</text:span><text:span text:style-name="T4">r</text:span><text:span text:style-name="T4">d</text:span><text:span text:style-name="T4">a </text:span><text:span text:style-name="T4">l</text:span><text:span text:style-name="T4">o</text:span><text:span text:style-name="T4">s </text:span><text:span text:style-name="T4">p</text:span><text:span text:style-name="T4">e</text:span><text:span text:style-name="T4">d</text:span><text:span text:style-name="T4">i</text:span><text:span text:style-name="T4">d</text:span><text:span text:style-name="T4">o</text:span><text:span text:style-name="T4">s</text:span></text:p>
          <text:p text:style-name="P5"><text:span text:style-name="T4">P</text:span><text:span text:style-name="T4">u</text:span><text:span text:style-name="T4">e</text:span><text:span text:style-name="T4">d</text:span><text:span text:style-name="T4">e </text:span><text:span text:style-name="T4">e</text:span><text:span text:style-name="T4">n</text:span><text:span text:style-name="T4">v</text:span><text:span text:style-name="T4">i</text:span><text:span text:style-name="T4">a</text:span><text:span text:style-name="T4">r </text:span><text:span text:style-name="T4">c</text:span><text:span text:style-name="T4">o</text:span><text:span text:style-name="T4">r</text:span><text:span text:style-name="T4">r</text:span><text:span text:style-name="T4">e</text:span><text:span text:style-name="T4">o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1.287cm" svg:y1="23.479cm" svg:x2="11.287cm" svg:y2="24.622cm">
          <text:p/>
        </draw:line>
        <draw:custom-shape draw:style-name="gr24" draw:text-style-name="P5" draw:layer="layout" svg:width="1.143cm" svg:height="0.635cm" svg:x="16.113cm" svg:y="22.20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5" draw:layer="layout" svg:width="1.397cm" svg:height="0.889cm" svg:x="15.732cm" svg:y="24.87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5" draw:layer="layout" svg:width="0.889cm" svg:height="0.889cm" svg:x="10.906cm" svg:y="26.4cm">
          <text:p text:style-name="P5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0.635cm" svg:height="0.508cm" svg:x="4.175cm" svg:y="9.63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5" draw:layer="layout" svg:width="1.397cm" svg:height="0.508cm" svg:x="4.81cm" svg:y="15.9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5" draw:layer="layout" svg:width="0.635cm" svg:height="0.508cm" svg:x="4.175cm" svg:y="19.79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5" draw:layer="layout" svg:width="1.016cm" svg:height="0.635cm" svg:x="4.556cm" svg:y="22.33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3" draw:layer="layout" svg:width="6.731cm" svg:height="1.651cm" svg:x="1cm" svg:y="0.746cm">
          <text:p text:style-name="P5">Edicion manual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30T22:36:59.731494539</meta:creation-date>
    <dc:date>2020-05-01T12:32:21.665812707</dc:date>
    <meta:editing-duration>PT2H37M6S</meta:editing-duration>
    <meta:editing-cycles>26</meta:editing-cycles>
    <meta:generator>LibreOffice/6.0.7.3$Linux_X86_64 LibreOffice_project/00m0$Build-3</meta:generator>
    <meta:document-statistic meta:object-count="37"/>
  </office:meta>
</office:document-meta>
</file>